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Calibri" svg:font-family="Calibri" style:font-family-generic="swiss"/>
    <style:font-face style:name="Courier New" svg:font-family="'Courier New'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.2917in" fo:margin-left="0.4875in" fo:margin-top="0in" fo:margin-bottom="0in" table:align="left" style:writing-mode="lr-tb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8.854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="0.0694in" fo:border="1pt solid #000001">
        <style:background-image/>
      </style:table-cell-properties>
    </style:style>
    <style:style style:name="Table2" style:family="table">
      <style:table-properties style:width="10.3125in" fo:margin-left="0.4667in" fo:margin-top="0in" fo:margin-bottom="0in" table:align="left" style:writing-mode="lr-tb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8.87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694in" fo:border="1pt solid #000001">
        <style:background-image/>
      </style:table-cell-properties>
    </style:style>
    <style:style style:name="Table3" style:family="table">
      <style:table-properties style:width="10.3125in" fo:margin-left="0.4667in" fo:margin-top="0in" fo:margin-bottom="0in" table:align="left" style:writing-mode="lr-tb"/>
    </style:style>
    <style:style style:name="Table3.A" style:family="table-column">
      <style:table-column-properties style:column-width="1.4472in"/>
    </style:style>
    <style:style style:name="Table3.B" style:family="table-column">
      <style:table-column-properties style:column-width="8.8653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694in" fo:border="1pt solid #000001">
        <style:background-image/>
      </style:table-cell-properties>
    </style:style>
    <style:style style:name="Table4" style:family="table">
      <style:table-properties style:width="10.3333in" fo:margin-left="0.4465in" fo:margin-top="0in" fo:margin-bottom="0in" table:align="left" style:writing-mode="lr-tb"/>
    </style:style>
    <style:style style:name="Table4.A" style:family="table-column">
      <style:table-column-properties style:column-width="1.4896in"/>
    </style:style>
    <style:style style:name="Table4.B" style:family="table-column">
      <style:table-column-properties style:column-width="8.8438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694in" fo:border="1pt solid #000001">
        <style:background-image/>
      </style:table-cell-properties>
    </style:style>
    <style:style style:name="Table5" style:family="table">
      <style:table-properties style:width="10.3229in" fo:margin-left="0.4569in" fo:margin-top="0in" fo:margin-bottom="0in" table:align="left" style:writing-mode="lr-tb"/>
    </style:style>
    <style:style style:name="Table5.A" style:family="table-column">
      <style:table-column-properties style:column-width="1.4688in"/>
    </style:style>
    <style:style style:name="Table5.B" style:family="table-column">
      <style:table-column-properties style:column-width="8.8542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694in" fo:border="1pt solid #000001">
        <style:background-image/>
      </style:table-cell-properties>
    </style:style>
    <style:style style:name="Table6" style:family="table">
      <style:table-properties style:width="10.2917in" fo:margin-left="0.4875in" fo:margin-top="0in" fo:margin-bottom="0in" table:align="left" style:writing-mode="lr-tb"/>
    </style:style>
    <style:style style:name="Table6.A" style:family="table-column">
      <style:table-column-properties style:column-width="1.4576in"/>
    </style:style>
    <style:style style:name="Table6.B" style:family="table-column">
      <style:table-column-properties style:column-width="8.834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fffff" fo:padding="0.0694in" fo:border="1pt solid #000001">
        <style:background-image/>
      </style:table-cell-properties>
    </style:style>
    <style:style style:name="Table7" style:family="table">
      <style:table-properties style:width="10.2917in" fo:margin-left="0.4875in" fo:margin-top="0in" fo:margin-bottom="0in" table:align="left" style:writing-mode="lr-tb"/>
    </style:style>
    <style:style style:name="Table7.A" style:family="table-column">
      <style:table-column-properties style:column-width="1.4375in"/>
    </style:style>
    <style:style style:name="Table7.B" style:family="table-column">
      <style:table-column-properties style:column-width="8.8542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fffff" fo:padding="0.0694in" fo:border="1pt solid #000001">
        <style:background-image/>
      </style:table-cell-properties>
    </style:style>
    <style:style style:name="Table8" style:family="table">
      <style:table-properties style:width="10.2917in" fo:margin-left="0.4875in" fo:margin-top="0in" fo:margin-bottom="0in" table:align="left" style:writing-mode="lr-tb"/>
    </style:style>
    <style:style style:name="Table8.A" style:family="table-column">
      <style:table-column-properties style:column-width="1.625in"/>
    </style:style>
    <style:style style:name="Table8.B" style:family="table-column">
      <style:table-column-properties style:column-width="8.6667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ffffff" fo:padding="0.0694in" fo:border="1pt solid #000001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6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8" style:family="paragraph" style:parent-style-name="Standard">
      <style:text-properties style:font-name="Courier New" fo:font-size="8pt" style:font-name-asian="Courier New1" style:font-size-asian="8pt" style:font-name-complex="Courier New1" style:font-size-complex="8pt"/>
    </style:style>
    <style:style style:name="P9" style:family="paragraph" style:parent-style-name="Standard">
      <style:text-properties fo:color="#0000ff" fo:font-size="8pt" style:font-size-asian="8pt" style:font-size-complex="8pt"/>
    </style:style>
    <style:style style:name="P10" style:family="paragraph" style:parent-style-name="Standard">
      <style:paragraph-properties fo:line-height="100%" fo:orphans="0" fo:widows="0"/>
      <style:text-properties fo:color="#0000ff"/>
    </style:style>
    <style:style style:name="P11" style:family="paragraph" style:parent-style-name="Standard">
      <style:paragraph-properties fo:margin-top="0.139in" fo:margin-bottom="0in" loext:contextual-spacing="false"/>
    </style:style>
    <style:style style:name="P12" style:family="paragraph" style:parent-style-name="Standard">
      <style:paragraph-properties fo:margin-top="0.139in" fo:margin-bottom="0in" loext:contextual-spacing="false"/>
      <style:text-properties fo:font-weight="bold" style:font-weight-asian="bold"/>
    </style:style>
    <style:style style:name="P13" style:family="paragraph" style:parent-style-name="Standard">
      <style:paragraph-properties fo:margin-top="0.139in" fo:margin-bottom="0in" loext:contextual-spacing="false" fo:line-height="100%" fo:orphans="0" fo:widows="0"/>
      <style:text-properties fo:font-weight="bold" style:font-weight-asian="bold"/>
    </style:style>
    <style:style style:name="P14" style:family="paragraph" style:parent-style-name="Standard">
      <style:paragraph-properties fo:margin-top="0.139in" fo:margin-bottom="0in" loext:contextual-spacing="false"/>
      <style:text-properties officeooo:paragraph-rsid="001fdb0e"/>
    </style:style>
    <style:style style:name="P15" style:family="paragraph" style:parent-style-name="Standard">
      <style:paragraph-properties fo:margin-left="0.5in" fo:margin-right="0in" fo:line-height="100%" fo:orphans="0" fo:widows="0" fo:text-indent="0in" style:auto-text-indent="false"/>
      <style:text-properties officeooo:paragraph-rsid="001ed2ea"/>
    </style:style>
    <style:style style:name="P16" style:family="paragraph" style:parent-style-name="Standard">
      <style:paragraph-properties fo:margin-left="0.5in" fo:margin-right="0in" fo:margin-top="0.139in" fo:margin-bottom="0in" loext:contextual-spacing="false" fo:line-height="100%" fo:orphans="0" fo:widows="0" fo:text-indent="0in" style:auto-text-indent="false"/>
    </style:style>
    <style:style style:name="P17" style:family="paragraph" style:parent-style-name="Standard">
      <style:paragraph-properties fo:break-before="page"/>
    </style:style>
    <style:style style:name="P18" style:family="paragraph" style:parent-style-name="Standard">
      <style:paragraph-properties fo:line-height="100%" fo:orphans="0" fo:widows="0" fo:break-before="page"/>
      <style:text-properties fo:font-weight="bold" style:font-weight-asian="bold"/>
    </style:style>
    <style:style style:name="P19" style:family="paragraph" style:parent-style-name="Standard">
      <style:paragraph-properties fo:text-align="center" style:justify-single-word="false" fo:break-before="page"/>
      <style:text-properties fo:font-size="26pt" style:font-size-asian="26pt" style:font-size-complex="26pt"/>
    </style:style>
    <style:style style:name="P20" style:family="paragraph" style:parent-style-name="Title" style:master-page-name="Standard">
      <style:paragraph-properties fo:margin-top="0.139in" fo:margin-bottom="0in" loext:contextual-spacing="false" fo:line-height="100%" style:page-number="1"/>
    </style:style>
    <style:style style:name="P21" style:family="paragraph" style:parent-style-name="Standard" style:list-style-name="WWNum1">
      <style:paragraph-properties fo:line-height="100%" fo:orphans="0" fo:widows="0"/>
    </style:style>
    <style:style style:name="P22" style:family="paragraph" style:parent-style-name="Standard" style:list-style-name="WWNum5">
      <style:paragraph-properties fo:line-height="100%" fo:orphans="0" fo:widows="0"/>
    </style:style>
    <style:style style:name="P23" style:family="paragraph" style:parent-style-name="Standard" style:list-style-name="WWNum7"/>
    <style:style style:name="P24" style:family="paragraph" style:parent-style-name="Standard">
      <style:text-properties fo:font-weight="bold" style:font-weight-asian="bold"/>
    </style:style>
    <style:style style:name="P25" style:family="paragraph" style:parent-style-name="Standard" style:list-style-name="WWNum2"/>
    <style:style style:name="P26" style:family="paragraph" style:parent-style-name="Standard" style:list-style-name="WWNum1">
      <style:paragraph-properties fo:margin-left="1in" fo:margin-right="0in" fo:line-height="100%" fo:orphans="0" fo:widows="0" fo:text-indent="-0.25in" style:auto-text-indent="false"/>
    </style:style>
    <style:style style:name="P27" style:family="paragraph" style:parent-style-name="Standard" style:list-style-name="WWNum4">
      <style:paragraph-properties fo:margin-left="1in" fo:margin-right="0in" fo:line-height="100%" fo:orphans="0" fo:widows="0" fo:text-indent="-0.25in" style:auto-text-indent="false"/>
    </style:style>
    <style:style style:name="P28" style:family="paragraph" style:parent-style-name="Standard" style:list-style-name="WWNum6">
      <style:paragraph-properties fo:margin-left="1in" fo:margin-right="0in" fo:line-height="100%" fo:orphans="0" fo:widows="0" fo:text-indent="-0.25in" style:auto-text-indent="false"/>
    </style:style>
    <style:style style:name="P29" style:family="paragraph" style:parent-style-name="Standard" style:list-style-name="WWNum1">
      <style:paragraph-properties fo:margin-left="1.5in" fo:margin-right="0in" fo:line-height="100%" fo:orphans="0" fo:widows="0" fo:text-indent="-0.25in" style:auto-text-indent="false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1155cc" fo:font-size="8pt" style:text-underline-style="solid" style:text-underline-width="auto" style:text-underline-color="font-color" style:font-size-asian="8pt" style:font-size-complex="8pt"/>
    </style:style>
    <style:style style:name="T3" style:family="text">
      <style:text-properties fo:font-weight="bold" style:font-weight-asian="bold"/>
    </style:style>
    <style:style style:name="T4" style:family="text">
      <style:text-properties fo:color="#0000ff"/>
    </style:style>
    <style:style style:name="T5" style:family="text">
      <style:text-properties fo:color="#0000ff" style:font-name="Courier New" style:font-name-asian="Courier New1" style:font-name-complex="Courier New1"/>
    </style:style>
    <style:style style:name="T6" style:family="text">
      <style:text-properties fo:color="#0000ff" fo:font-weight="bold" style:font-weight-asian="bold"/>
    </style:style>
    <style:style style:name="T7" style:family="text">
      <style:text-properties fo:color="#0000ff" fo:font-size="8pt" style:font-size-asian="8pt" style:font-size-complex="8pt"/>
    </style:style>
    <style:style style:name="T8" style:family="text">
      <style:text-properties style:font-name="Courier New" style:font-name-asian="Courier New1" style:font-name-complex="Courier New1"/>
    </style:style>
    <style:style style:name="T9" style:family="text">
      <style:text-properties style:font-name="Courier New" fo:font-weight="bold" style:font-name-asian="Courier New1" style:font-weight-asian="bold" style:font-name-complex="Courier New1"/>
    </style:style>
    <style:style style:name="T10" style:family="text">
      <style:text-properties style:font-name="Courier New" fo:font-size="8pt" style:font-name-asian="Courier New1" style:font-size-asian="8pt" style:font-name-complex="Courier New1" style:font-size-complex="8pt"/>
    </style:style>
    <style:style style:name="T11" style:family="text">
      <style:text-properties fo:font-style="italic" fo:font-weight="bold" style:font-style-asian="italic" style:font-weight-asian="bold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color="#0066ff" style:text-underline-style="solid" style:text-underline-width="auto" style:text-underline-color="font-color" officeooo:rsid="001ed2ea" fo:background-color="transparent" loext:char-shading-value="0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fdb0e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bookmark text:name="_GoBack"/><text:bookmark text:name="_a0h7tksv3v9b"/>InSight: Mars Weather Service API</text:p>
      <text:p text:style-name="P1">(Last Updated: 8/28/2019)</text:p>
      <text:p text:style-name="P11">NASA’s InSight Mars lander takes continuous weather measurements (temperature, wind, pressure) on the surface of Mars at Elysium Planitia, a flat, smooth plain near Mars’ equator. <text:s text:c="2"/>Please note that there are sometimes problems with the sensors on Mars that result in missing data! If you see a long gap, a search result may bring up more information on whether it is a long-lasting problem. Summaries of these data are available at <text:a xlink:type="simple" xlink:href="https://mars.nasa.gov/insight/weather/" text:style-name="Internet_20_link" text:visited-style-name="Visited_20_Internet_20_Link"><text:span text:style-name="T1">https://mars.nasa.gov/insight/weather/</text:span></text:a>. </text:p>
      <text:p text:style-name="P14">This API provides per-Sol summary data for each of the last seven available Sols (Martian Days). As more data from a particular Sol are downlinked from the spacecraft (sometimes several days later), these values are recalculated, and consequently may change as more data are received on Earth. <text:s/><text:span text:style-name="T14"><text:s/>Additionally, please note that wind and other sensor data may not exist for certain date ranges. You can c</text:span><text:span text:style-name="T15">h</text:span><text:span text:style-name="T14">eck out https://mars.nasa.gov/insight/weather/ and scroll down to the 'seasonal weather report' you'll see the gaps where no data exists for some sensors.</text:span></text:p>
      <text:p text:style-name="P11">This API is maintained and provided by NASA Jet Propulsion Laboratory and Cornell University. If you find bugs in this API, please use the contact form found at <text:a xlink:type="simple" xlink:href="https://mars.nasa.gov/feedback/" text:style-name="Internet_20_link" text:visited-style-name="Visited_20_Internet_20_Link"><text:span text:style-name="T1">https://mars.nasa.gov/feedback/</text:span></text:a>. The rate limit for this API is every hour no more than 2000 hits for each individual IP.</text:p>
      <text:p text:style-name="P12">Defining the Data</text:p>
      <text:p text:style-name="P11">The summary data are provided as an object in a JSON stream, a formal definition of JSON is <text:a xlink:type="simple" xlink:href="https://tools.ietf.org/html/rfc7159" text:style-name="Internet_20_link" text:visited-style-name="Visited_20_Internet_20_Link"><text:span text:style-name="T1">RFC 7159</text:span></text:a>. <text:s/>Appendix A contains an abridged, typical JSON stream for this API as an example.</text:p>
      <text:p text:style-name="P12">API URL</text:p>
      <text:p text:style-name="P15"><text:tab/><text:a xlink:type="simple" xlink:href="https://api.nasa.gov/insight_weather/?api_key=DEMO_KEY&amp;feedtype=json&amp;ver=1.0" text:style-name="Internet_20_link" text:visited-style-name="Visited_20_Internet_20_Link"><text:span text:style-name="T13">https://api.nasa.gov/insight_weather/?api_key=DEMO_KEY&amp;feedtype=json&amp;ver=1.0</text:span></text:a></text:p>
      <text:p text:style-name="P13">Quick start</text:p>
      <text:p text:style-name="P16">Object keys are indicated by <text:span text:style-name="T4">blue</text:span> text</text:p>
      <text:p text:style-name="P16">If we assume the entire JSON object that is returned by the API is in a variable named <text:span text:style-name="T3">JSO</text:span></text:p>
      <text:p text:style-name="P16">Get a top-level Sol key from the top-level key <text:span text:style-name="T4">sol_keys</text:span>, put it in a variable named <text:span text:style-name="T3">sol</text:span></text:p>
      <text:list xml:id="list3206185884" text:style-name="WWNum1">
        <text:list-item>
          <text:p text:style-name="P26">Javascript: <text:span text:style-name="T8"><text:s/></text:span><text:span text:style-name="T9">JSO</text:span><text:span text:style-name="T8">.</text:span><text:span text:style-name="T5">sol_keys</text:span><text:span text:style-name="T8">[0] </text:span>through<text:span text:style-name="T8"> </text:span><text:span text:style-name="T9">JSO</text:span><text:span text:style-name="T8">.</text:span><text:span text:style-name="T5">sol_keys</text:span><text:span text:style-name="T8">[6]</text:span></text:p>
        </text:list-item>
        <text:list-item>
          <text:p text:style-name="P26">Some other languages (e.g. Python), typical:</text:p>
          <text:list>
            <text:list-item>
              <text:p text:style-name="P29"><text:span text:style-name="T9">JSO</text:span><text:span text:style-name="T8">["</text:span><text:span text:style-name="T5">sol_keys</text:span><text:span text:style-name="T8">"][0] </text:span>through<text:span text:style-name="T8"> </text:span><text:span text:style-name="T9">JSO</text:span><text:span text:style-name="T8">["</text:span><text:span text:style-name="T5">sol_keys</text:span><text:span text:style-name="T8">"][6]</text:span></text:p>
              <text:list>
                <text:list-item>
                  <text:list>
                    <text:list-item>
                      <text:p text:style-name="P21">assumes seven Sols are present)</text:p>
                    </text:list-item>
                  </text:list>
                </text:list-item>
              </text:list>
            </text:list-item>
          </text:list>
        </text:list-item>
      </text:list>
      <text:p text:style-name="P16">Per-Sol average values, linear sensors</text:p>
      <text:list xml:id="list2534683329" text:style-name="WWNum4">
        <text:list-item>
          <text:p text:style-name="P27"><text:span text:style-name="T3">JSO</text:span>[<text:span text:style-name="T3">sol</text:span>].<text:span text:style-name="T4">AT</text:span>.<text:span text:style-name="T4">av</text:span> - atmospheric temperature, degrees Celsius</text:p>
        </text:list-item>
        <text:list-item>
          <text:p text:style-name="P27"><text:span text:style-name="T3">JSO</text:span>[<text:span text:style-name="T3">sol</text:span>].<text:span text:style-name="T4">PRE</text:span>.<text:span text:style-name="T4">av</text:span> - atmospheric pressure, Pascals</text:p>
        </text:list-item>
        <text:list-item>
          <text:p text:style-name="P27"><text:span text:style-name="T3">JSO</text:span>[<text:span text:style-name="T3">sol</text:span>].<text:span text:style-name="T4">HWS</text:span>.<text:span text:style-name="T4">av</text:span> - horizontal wind speed, metres per second</text:p>
        </text:list-item>
      </text:list>
      <text:p text:style-name="P16">Per-sol 16-wind compass point of most common wind direction e.g. N for North or ESE for East-SouthEast</text:p>
      <text:list xml:id="list1158341729" text:style-name="WWNum6">
        <text:list-item>
          <text:p text:style-name="P28"><text:span text:style-name="T3">JSO</text:span>[<text:span text:style-name="T3">sol</text:span>].<text:span text:style-name="T4">WD</text:span>.<text:span text:style-name="T4">most_common</text:span>.<text:span text:style-name="T4">compass_point</text:span></text:p>
        </text:list-item>
      </text:list>
      <text:p text:style-name="P18">Top-level keys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Key</text:p>
          </table:table-cell>
          <table:table-cell table:style-name="Table1.A1" office:value-type="string">
            <text:p text:style-name="P4">Description</text:p>
          </table:table-cell>
        </table:table-row>
        <table:table-row table:style-name="Table1.1">
          <table:table-cell table:style-name="Table1.A1" office:value-type="string">
            <text:p text:style-name="P10">&lt;SOL&gt;</text:p>
            <text:p text:style-name="P2"/>
            <text:p text:style-name="P2">E.g. “<text:span text:style-name="T4">259</text:span>”</text:p>
          </table:table-cell>
          <table:table-cell table:style-name="Table1.A1" office:value-type="string">
            <text:p text:style-name="P2">Object; key is a string of one or more decimal digits</text:p>
            <text:p text:style-name="P2"/>
            <text:p text:style-name="P2">Object contains summary data for Sol &lt;SOL&gt; e.g. “<text:span text:style-name="T4">259</text:span>”: {...} =&gt; summary data for Sol 259</text:p>
          </table:table-cell>
        </table:table-row>
        <table:table-row table:style-name="Table1.1">
          <table:table-cell table:style-name="Table1.A1" office:value-type="string">
            <text:p text:style-name="P10">sol_keys</text:p>
          </table:table-cell>
          <table:table-cell table:style-name="Table1.A1" office:value-type="string">
            <text:p text:style-name="P2">Array of strings e.g. [“259”,”260”,”...,”265”] </text:p>
            <text:p text:style-name="P2"/>
            <text:p text:style-name="P2">Sols, as strings, with enough data in at least one channel (temperature, pressure or wind) to meet validity criteria. <text:s text:c="2"/>This array indicates which top-level &lt;SOL&gt; keys, described above, are present.</text:p>
          </table:table-cell>
        </table:table-row>
        <table:table-row table:style-name="Table1.1">
          <table:table-cell table:style-name="Table1.A1" office:value-type="string">
            <text:p text:style-name="P10">validity_checks</text:p>
          </table:table-cell>
          <table:table-cell table:style-name="Table1.A1" office:value-type="string">
            <text:p text:style-name="P2">Object.</text:p>
            <text:p text:style-name="P2"/>
            <text:p text:style-name="P2">Provenance of evaluations whether enough data are present to adequately represent each Sol. <text:s/>The criterion is at least one sample present in 18, out of 24, hours in a Sol, for each sample.</text:p>
            <text:p text:style-name="P2"/>
            <text:p text:style-name="P2">N.B. an “hour” refers to a martian hour i.e. one-twenty-fourth of a Sol</text:p>
          </table:table-cell>
        </table:table-row>
      </table:table>
      <text:p text:style-name="P3"/>
      <text:p text:style-name="P3">Per-Sol weather data object (key = &lt;SOL&gt;)</text:p>
      <text:list xml:id="list3452993876" text:style-name="WWNum7">
        <text:list-item>
          <text:p text:style-name="P23">N.B. a Sol will be present at the top level, and in the sol_keys object, if there is at least one sensor with data for that Sol that meet the validity criterion</text:p>
        </text:list-item>
        <text:list-item>
          <text:p text:style-name="P23">N.B. only data from sensors that meet the validity criterion will be present under each Sol</text:p>
          <text:list>
            <text:list-item>
              <text:p text:style-name="P23">Data from all sensors (AT; HWS; PRE; WD) may not be present under each Sol at the top level</text:p>
            </text:list-item>
            <text:list-item>
              <text:p text:style-name="P23">Data from at least one sensor will be present under each Sol at the top level</text:p>
            </text:list-item>
          </text:list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Key</text:p>
          </table:table-cell>
          <table:table-cell table:style-name="Table2.A1" office:value-type="string">
            <text:p text:style-name="P4">Description</text:p>
          </table:table-cell>
        </table:table-row>
        <table:table-row table:style-name="Table2.1">
          <table:table-cell table:style-name="Table2.A1" office:value-type="string">
            <text:p text:style-name="P10">AT</text:p>
          </table:table-cell>
          <table:table-cell table:style-name="Table2.A1" office:value-type="string">
            <text:p text:style-name="P2">Object; per-Sol atmospheric temperature sensor summary data</text:p>
          </table:table-cell>
        </table:table-row>
        <table:table-row table:style-name="Table2.1">
          <table:table-cell table:style-name="Table2.A1" office:value-type="string">
            <text:p text:style-name="P10">HWS</text:p>
          </table:table-cell>
          <table:table-cell table:style-name="Table2.A1" office:value-type="string">
            <text:p text:style-name="P2">Object; per-Sol horizontal wind speed sensor summary data</text:p>
          </table:table-cell>
        </table:table-row>
        <table:table-row table:style-name="Table2.1">
          <table:table-cell table:style-name="Table2.A1" office:value-type="string">
            <text:p text:style-name="P10">PRE</text:p>
          </table:table-cell>
          <table:table-cell table:style-name="Table2.A1" office:value-type="string">
            <text:p text:style-name="P2">Object; per-Sol atmospheric pressure sensor summary data</text:p>
          </table:table-cell>
        </table:table-row>
        <table:table-row table:style-name="Table2.1">
          <table:table-cell table:style-name="Table2.A1" office:value-type="string">
            <text:p text:style-name="P10">WD</text:p>
          </table:table-cell>
          <table:table-cell table:style-name="Table2.A1" office:value-type="string">
            <text:p text:style-name="P2">Object; per-Sol wind direction sensor summary data</text:p>
          </table:table-cell>
        </table:table-row>
        <table:table-row table:style-name="Table2.1">
          <table:table-cell table:style-name="Table2.A1" office:value-type="string">
            <text:p text:style-name="P10">Season</text:p>
          </table:table-cell>
          <table:table-cell table:style-name="Table2.A1" office:value-type="string">
            <text:p text:style-name="P2">String; per-Sol season on Mars; one of [“winter”, “spring”, “summer”, “fall”]</text:p>
          </table:table-cell>
        </table:table-row>
        <table:table-row table:style-name="Table2.1">
          <table:table-cell table:style-name="Table2.A1" office:value-type="string">
            <text:p text:style-name="P10">First_UTC</text:p>
          </table:table-cell>
          <table:table-cell table:style-name="Table2.A1" office:value-type="string">
            <text:p text:style-name="P2">Time of first datum, of any sensor, for the Sol (UTC; YYYY-MM-DDTHH:MM:SSZ)</text:p>
          </table:table-cell>
        </table:table-row>
        <table:table-row table:style-name="Table2.1">
          <table:table-cell table:style-name="Table2.A1" office:value-type="string">
            <text:p text:style-name="P10">Last_UTC</text:p>
          </table:table-cell>
          <table:table-cell table:style-name="Table2.A1" office:value-type="string">
            <text:p text:style-name="P2">Time of last datum, of any sensor, for the Sol (UTC; YYYY-MM-DDTHH:MM:SSZ)</text:p>
          </table:table-cell>
        </table:table-row>
      </table:table>
      <text:p text:style-name="P3"/>
      <text:p text:style-name="P3"/>
      <text:p text:style-name="P17"><text:span text:style-name="T3">Per-Sol, per-sensor data object (top-level key = </text:span><text:span text:style-name="T6">AT</text:span><text:span text:style-name="T3"> or </text:span><text:span text:style-name="T6">HWS</text:span><text:span text:style-name="T3"> or </text:span><text:span text:style-name="T6">PRE</text:span><text:span text:style-name="T3">)</text:span>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Key</text:p>
          </table:table-cell>
          <table:table-cell table:style-name="Table3.A1" office:value-type="string">
            <text:p text:style-name="P4">Description</text:p>
          </table:table-cell>
        </table:table-row>
        <table:table-row table:style-name="Table3.1">
          <table:table-cell table:style-name="Table3.A1" office:value-type="string">
            <text:p text:style-name="P10">av</text:p>
          </table:table-cell>
          <table:table-cell table:style-name="Table3.A1" office:value-type="string">
            <text:p text:style-name="P2">Average of samples over the Sol (°F for AT; m/s for HWS; Pa for PRE)</text:p>
          </table:table-cell>
        </table:table-row>
        <table:table-row table:style-name="Table3.1">
          <table:table-cell table:style-name="Table3.A1" office:value-type="string">
            <text:p text:style-name="P10">ct</text:p>
          </table:table-cell>
          <table:table-cell table:style-name="Table3.A1" office:value-type="string">
            <text:p text:style-name="P2">Total number of recorded samples over the Sol</text:p>
          </table:table-cell>
        </table:table-row>
        <table:table-row table:style-name="Table3.1">
          <table:table-cell table:style-name="Table3.A1" office:value-type="string">
            <text:p text:style-name="P10">mn</text:p>
          </table:table-cell>
          <table:table-cell table:style-name="Table3.A1" office:value-type="string">
            <text:p text:style-name="P2">Minimum data sample over the sol (same units as av)</text:p>
          </table:table-cell>
        </table:table-row>
        <table:table-row table:style-name="Table3.1">
          <table:table-cell table:style-name="Table3.A1" office:value-type="string">
            <text:p text:style-name="P10">mx</text:p>
          </table:table-cell>
          <table:table-cell table:style-name="Table3.A1" office:value-type="string">
            <text:p text:style-name="P2">Maximum data sample over the sol (same units as av)</text:p>
          </table:table-cell>
        </table:table-row>
      </table:table>
      <text:p text:style-name="Standard"/>
      <text:p text:style-name="Standard"><text:span text:style-name="T3">Per-Sol, per-sensor data object for wind direction (top-level key = </text:span><text:span text:style-name="T6">WD</text:span><text:span text:style-name="T3">)</text:span>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">Key</text:p>
          </table:table-cell>
          <table:table-cell table:style-name="Table4.A1" office:value-type="string">
            <text:p text:style-name="P4">Description</text:p>
          </table:table-cell>
        </table:table-row>
        <table:table-row table:style-name="Table4.1">
          <table:table-cell table:style-name="Table4.A1" office:value-type="string">
            <text:p text:style-name="P10">&lt;compass_pt_no&gt;</text:p>
          </table:table-cell>
          <table:table-cell table:style-name="Table4.A1" office:value-type="string">
            <text:p text:style-name="P2">Object; key is a string of one or two decimal digits indicating the ordinal of a 16-wind compass rose from North clockwise, e.g. “<text:span text:style-name="T4">1</text:span>”, “<text:span text:style-name="T4">2</text:span>”, …, “<text:span text:style-name="T4">16</text:span>”</text:p>
            <text:p text:style-name="P2"/>
            <text:p text:style-name="P2">N.B. These data could be used to create a wind rose histogram e.g. see <text:a xlink:type="simple" xlink:href="https://plot.ly/javascript/wind-rose-charts/" text:style-name="Internet_20_link" text:visited-style-name="Visited_20_Internet_20_Link"><text:span text:style-name="T1">this website</text:span></text:a>.</text:p>
          </table:table-cell>
        </table:table-row>
        <table:table-row table:style-name="Table4.1">
          <table:table-cell table:style-name="Table4.A1" office:value-type="string">
            <text:p text:style-name="P10">most_common</text:p>
          </table:table-cell>
          <table:table-cell table:style-name="Table4.A1" office:value-type="string">
            <text:p text:style-name="P2">Object or null; usually duplicates whichever of the <text:span text:style-name="T4">&lt;compass_pt_no&gt;</text:span> objects has the highest count (<text:span text:style-name="T4">ct</text:span>)</text:p>
            <text:p text:style-name="P2"/>
            <text:p text:style-name="P2">The <text:span text:style-name="T4">most_common</text:span> key will always be present in any Sol, but it may have the value null if the wind direction data for that Sol do not pass the validity checks.</text:p>
          </table:table-cell>
        </table:table-row>
      </table:table>
      <text:p text:style-name="Standard"/>
      <text:p text:style-name="Standard"><text:span text:style-name="T3">Per-Sol wind direction compass point object (key </text:span><text:span text:style-name="T6">&lt;compass_pt_no&gt;</text:span><text:span text:style-name="T3"> or </text:span><text:span text:style-name="T6">most_common</text:span><text:span text:style-name="T3"> in </text:span><text:span text:style-name="T6">WD</text:span><text:span text:style-name="T3">)</text:span></text:p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">Key</text:p>
          </table:table-cell>
          <table:table-cell table:style-name="Table5.A1" office:value-type="string">
            <text:p text:style-name="P4">Description</text:p>
          </table:table-cell>
        </table:table-row>
        <table:table-row table:style-name="Table5.1">
          <table:table-cell table:style-name="Table5.A1" office:value-type="string">
            <text:p text:style-name="P10">compass_degrees</text:p>
          </table:table-cell>
          <table:table-cell table:style-name="Table5.A1" office:value-type="string">
            <text:p text:style-name="P2">Number; the compass direction of the center of the compass point; degrees</text:p>
            <text:list xml:id="list4085442584" text:style-name="WWNum5">
              <text:list-item>
                <text:p text:style-name="P22">N.B. the wind is blowing <text:span text:style-name="T11">from</text:span><text:span text:style-name="T3"> </text:span>this direction ±11.25°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10">compass_point</text:p>
          </table:table-cell>
          <table:table-cell table:style-name="Table5.A1" office:value-type="string">
            <text:p text:style-name="P2">String; the name of the compass point e.g. “N” for North, or “ESE” for East-SouthEast</text:p>
          </table:table-cell>
        </table:table-row>
        <table:table-row table:style-name="Table5.1">
          <table:table-cell table:style-name="Table5.A1" office:value-type="string">
            <text:p text:style-name="P10">compass_right</text:p>
          </table:table-cell>
          <table:table-cell table:style-name="Table5.A1" office:value-type="string">
            <text:p text:style-name="P2">Number; the positive-right (positive-east), horizontal component of a unit vector indicating the direction of the compass point</text:p>
          </table:table-cell>
        </table:table-row>
        <table:table-row table:style-name="Table5.1">
          <table:table-cell table:style-name="Table5.A1" office:value-type="string">
            <text:p text:style-name="P10">compass_up</text:p>
          </table:table-cell>
          <table:table-cell table:style-name="Table5.A1" office:value-type="string">
            <text:p text:style-name="P2">Number; the positive--up (positive-north), vertical component of a unit vector indicating the direction of the compass point</text:p>
          </table:table-cell>
        </table:table-row>
        <table:table-row table:style-name="Table5.1">
          <table:table-cell table:style-name="Table5.A1" office:value-type="string">
            <text:p text:style-name="P10">ct</text:p>
          </table:table-cell>
          <table:table-cell table:style-name="Table5.A1" office:value-type="string">
            <text:p text:style-name="P2">Number; the number of samples for the Sol in the 11.25° around this compass point</text:p>
          </table:table-cell>
        </table:table-row>
      </table:table>
      <text:p text:style-name="P3"/>
      <text:p text:style-name="P3"/>
      <text:p text:style-name="P17"><text:span text:style-name="T3">Provenance of validity checks (top-level key “</text:span><text:span text:style-name="T6">validity_checks</text:span><text:span text:style-name="T3">”; see Caveats below)</text:span></text:p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">Key</text:p>
          </table:table-cell>
          <table:table-cell table:style-name="Table6.A1" office:value-type="string">
            <text:p text:style-name="P4">Description</text:p>
          </table:table-cell>
        </table:table-row>
        <table:table-row table:style-name="Table6.1">
          <table:table-cell table:style-name="Table6.A1" office:value-type="string">
            <text:p text:style-name="P10">&lt;SOL&gt;</text:p>
          </table:table-cell>
          <table:table-cell table:style-name="Table6.A1" office:value-type="string">
            <text:p text:style-name="P2">Object; key is a string of one or more decimal digits</text:p>
            <text:p text:style-name="P2"/>
            <text:p text:style-name="P2">There will typically be more Sol keys here than in the top-level &lt;SOL&gt; keys</text:p>
          </table:table-cell>
        </table:table-row>
        <table:table-row table:style-name="Table6.1">
          <table:table-cell table:style-name="Table6.A1" office:value-type="string">
            <text:p text:style-name="P10">sol_hours_required</text:p>
          </table:table-cell>
          <table:table-cell table:style-name="Table6.A1" office:value-type="string">
            <text:p text:style-name="P2">Number; typically 18; number of hours with at least one sensor datum required for that Sol’s sensor data to be considered valid </text:p>
          </table:table-cell>
        </table:table-row>
        <table:table-row table:style-name="Table6.1">
          <table:table-cell table:style-name="Table6.A1" office:value-type="string">
            <text:p text:style-name="P10">sols_checked</text:p>
          </table:table-cell>
          <table:table-cell table:style-name="Table6.A1" office:value-type="string">
            <text:p text:style-name="P2">Array of strings e.g. [“258”,”260”,”...,”265”] </text:p>
            <text:p text:style-name="P2"/>
            <text:p text:style-name="P2">Sols, as strings, that were checked against the validity criterion. <text:s text:c="2"/>This array indicates which &lt;SOL&gt; keys are present in the <text:span text:style-name="T3">validity_checks</text:span> object.</text:p>
          </table:table-cell>
        </table:table-row>
      </table:table>
      <text:p text:style-name="Standard"/>
      <text:p text:style-name="Standard"><text:span text:style-name="T3">Per-Sol validity checks (key </text:span><text:span text:style-name="T6">&lt;SOL&gt;</text:span><text:span text:style-name="T3"> in top-level object “</text:span><text:span text:style-name="T6">validity_checks</text:span><text:span text:style-name="T3">”; see Caveats below)</text:span></text:p>
      <text:p text:style-name="Standard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">Key</text:p>
          </table:table-cell>
          <table:table-cell table:style-name="Table7.A1" office:value-type="string">
            <text:p text:style-name="P4">Description</text:p>
          </table:table-cell>
        </table:table-row>
        <table:table-row table:style-name="Table7.1">
          <table:table-cell table:style-name="Table7.A1" office:value-type="string">
            <text:p text:style-name="P10">AT</text:p>
          </table:table-cell>
          <table:table-cell table:style-name="Table7.A1" office:value-type="string">
            <text:p text:style-name="P2">Object; per-Sol validity check for atmospheric temperature sensor</text:p>
          </table:table-cell>
        </table:table-row>
        <table:table-row table:style-name="Table7.1">
          <table:table-cell table:style-name="Table7.A1" office:value-type="string">
            <text:p text:style-name="P10">HWS</text:p>
          </table:table-cell>
          <table:table-cell table:style-name="Table7.A1" office:value-type="string">
            <text:p text:style-name="P2">Object; per-Sol validity check for horizontal wind speed sensor</text:p>
          </table:table-cell>
        </table:table-row>
        <table:table-row table:style-name="Table7.1">
          <table:table-cell table:style-name="Table7.A1" office:value-type="string">
            <text:p text:style-name="P10">PRE</text:p>
          </table:table-cell>
          <table:table-cell table:style-name="Table7.A1" office:value-type="string">
            <text:p text:style-name="P2">Object; per-Sol validity check for atmospheric pressure sensor</text:p>
          </table:table-cell>
        </table:table-row>
        <table:table-row table:style-name="Table7.1">
          <table:table-cell table:style-name="Table7.A1" office:value-type="string">
            <text:p text:style-name="P10">WD</text:p>
          </table:table-cell>
          <table:table-cell table:style-name="Table7.A1" office:value-type="string">
            <text:p text:style-name="P2">Object; per-Sol validity check for wind direction sensor</text:p>
          </table:table-cell>
        </table:table-row>
      </table:table>
      <text:p text:style-name="P3"/>
      <text:p text:style-name="Standard"><text:span text:style-name="T3">Per-Sol, per-sensor validity check (key </text:span><text:span text:style-name="T6">AT</text:span><text:span text:style-name="T3"> or </text:span><text:span text:style-name="T6">HWS</text:span><text:span text:style-name="T3"> or </text:span><text:span text:style-name="T6">PRE</text:span><text:span text:style-name="T3"> or </text:span><text:span text:style-name="T6">WD</text:span><text:span text:style-name="T3"> in previous table; see Caveats below)</text:span></text:p>
      <text:p text:style-name="Standard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">Key</text:p>
          </table:table-cell>
          <table:table-cell table:style-name="Table8.A1" office:value-type="string">
            <text:p text:style-name="P4">Description</text:p>
          </table:table-cell>
        </table:table-row>
        <table:table-row table:style-name="Table8.1">
          <table:table-cell table:style-name="Table8.A1" office:value-type="string">
            <text:p text:style-name="P10">sol_hours_with_data</text:p>
          </table:table-cell>
          <table:table-cell table:style-name="Table8.A1" office:value-type="string">
            <text:p text:style-name="P2">Array of numbers; number indicating which hours have at least one datum recorded for this Sol and sensor; values are 0 through 23.</text:p>
          </table:table-cell>
        </table:table-row>
        <table:table-row table:style-name="Table8.1">
          <table:table-cell table:style-name="Table8.A1" office:value-type="string">
            <text:p text:style-name="P10">valid</text:p>
          </table:table-cell>
          <table:table-cell table:style-name="Table8.A1" office:value-type="string">
            <text:p text:style-name="P2">Boolean value; true if there are at least <text:span text:style-name="T4">&lt;sol_hours_required&gt;</text:span> hours (typically 18) with at least one datum recorded for this Sol and sensor.</text:p>
          </table:table-cell>
        </table:table-row>
      </table:table>
      <text:p text:style-name="Standard"/>
      <text:p text:style-name="P3">Caveats</text:p>
      <text:p text:style-name="Standard"/>
      <text:list xml:id="list2377532003" text:style-name="WWNum2">
        <text:list-item>
          <text:p text:style-name="P25">Everything under <text:span text:style-name="T4">validity_checks</text:span> key is for debugging by API providers; these data will not be of interest to typical Mars Weather Data API consumers.</text:p>
        </text:list-item>
      </text:list>
      <text:p text:style-name="P5"/>
      <text:p text:style-name="P19">Appendix A</text:p>
      <text:p text:style-name="P7">Sample JSON data, abridged, re-arranged, and annotated </text:p>
      <text:p text:style-name="P6"/>
      <text:p text:style-name="Standard">N.B. all <text:span text:style-name="T4">blue text</text:span> delimited on the left by <text:span text:style-name="T4">blue #s</text:span> are annotations</text:p>
      <text:p text:style-name="P8"/>
      <text:p text:style-name="Standard"><text:span text:style-name="T10">{ <text:s text:c="108"/></text:span><text:span text:style-name="T7">### Start of JSON stream</text:span></text:p>
      <text:p text:style-name="P8"/>
      <text:p text:style-name="Standard"><text:span text:style-name="T10"><text:s text:c="2"/>"sol_keys": [ "259", "260", "261", "262", "263", "264", "265" ], <text:s text:c="43"/></text:span><text:span text:style-name="T7">### Array of Sols with data</text:span></text:p>
      <text:p text:style-name="P8"/>
      <text:p text:style-name="Standard"><text:span text:style-name="T10"><text:s text:c="2"/>"259": { <text:s text:c="99"/></text:span><text:span text:style-name="T7">### Start of summary data for Sol 259</text:span></text:p>
      <text:p text:style-name="P8"/>
      <text:p text:style-name="Standard"><text:span text:style-name="T10"><text:s text:c="4"/>"AT": { "av": -71.233, "ct": 326642, "mn": -101.024, "mx": -27.149 }, <text:s text:c="36"/></text:span><text:span text:style-name="T7">### Atmospheric temperature data for Sol 259</text:span></text:p>
      <text:p text:style-name="P8"/>
      <text:p text:style-name="Standard"><text:span text:style-name="T10"><text:s text:c="4"/>"HWS": { "av": 4.35, "ct": 154146, "mn": 0.156, "mx": 17.617 }, <text:s text:c="42"/></text:span><text:span text:style-name="T7">### Horizontal wind speed data for Sol 259</text:span></text:p>
      <text:p text:style-name="P8"/>
      <text:p text:style-name="Standard"><text:span text:style-name="T10"><text:s text:c="4"/>"PRE": { "av": 761.006, "ct": 163012, "mn": 742.1498, "mx": 780.3891 }, <text:s text:c="34"/></text:span><text:span text:style-name="T7">### Pressure data for Sol 259</text:span></text:p>
      <text:p text:style-name="P8"/>
      <text:p text:style-name="Standard"><text:span text:style-name="T10"><text:s text:c="4"/>"WD": { <text:s text:c="98"/></text:span><text:span text:style-name="T7">### Wind direction summary for Sol 259</text:span></text:p>
      <text:p text:style-name="Standard"><text:span text:style-name="T10"><text:s text:c="110"/></text:span><text:span text:style-name="T7">### N.B. only a subset of the WD keys are shown in this sample</text:span></text:p>
      <text:p text:style-name="P8"/>
      <text:p text:style-name="Standard"><text:span text:style-name="T10"><text:s text:c="6"/>"most_common": { "compass_degrees": 202.5, "compass_point": "SSW", "compass_right": -0.382683432365, <text:s text:c="3"/></text:span><text:span text:style-name="T7">### Wind direction data for most common compass point</text:span></text:p>
      <text:p text:style-name="Standard"><text:span text:style-name="T10"><text:s text:c="23"/>"compass_up": -0.923879532511, "ct": 28551 }, <text:s text:c="41"/></text:span><text:span text:style-name="T7">### N.B. count (key “ct”) is 28551, which is the number of</text:span></text:p>
      <text:p text:style-name="Standard"><text:span text:style-name="T10"><text:s text:c="110"/></text:span><text:span text:style-name="T7">### <text:s text:c="8"/>WD readings in this compass point</text:span></text:p>
      <text:p text:style-name="P8"/>
      <text:p text:style-name="Standard"><text:span text:style-name="T10"><text:s text:c="6"/>"8": { "compass_degrees": 180.0, "compass_point": "S", "compass_right": 0.0, <text:s text:c="27"/></text:span><text:span text:style-name="T7">### Wind direction data for compass point 8=South; count is less</text:span></text:p>
      <text:p text:style-name="Standard"><text:span text:style-name="T10"><text:s text:c="14"/>"compass_up": -1.0, "ct": 17699 }, <text:s text:c="61"/></text:span><text:span text:style-name="T7">### than that for most common point; points 1-7 and 11-16 are </text:span></text:p>
      <text:p text:style-name="Standard"><text:span text:style-name="T10"><text:s text:c="110"/></text:span><text:span text:style-name="T7">### excluded in this example to save space, but the counts could</text:span></text:p>
      <text:p text:style-name="Standard"><text:span text:style-name="T10"><text:s text:c="110"/></text:span><text:span text:style-name="T7">### be used to display a wind rose histogram c.f. <text:s/></text:span><text:a xlink:type="simple" xlink:href="https://plot.ly/javascript/wind-rose-charts/" text:style-name="Internet_20_link" text:visited-style-name="Visited_20_Internet_20_Link"><text:span text:style-name="T2">this website</text:span></text:a><text:span text:style-name="T12">.</text:span></text:p>
      <text:p text:style-name="P8"/>
      <text:p text:style-name="Standard"><text:span text:style-name="T10"><text:s text:c="6"/>"9": { "compass_degrees": 202.5, "compass_point": "SSW", "compass_right": -0.382683432365, <text:s text:c="13"/></text:span><text:span text:style-name="T7">### Wind direction data for compass point 9=SSW</text:span></text:p>
      <text:p text:style-name="Standard"><text:span text:style-name="T10"><text:s text:c="14"/>"compass_up": -0.923879532511, "ct": 28551 }, <text:s text:c="50"/></text:span><text:span text:style-name="T7">### N.B. count (key “ct”) is 28551, which matches that of the</text:span></text:p>
      <text:p text:style-name="Standard"><text:span text:style-name="T10"><text:s text:c="110"/></text:span><text:span text:style-name="T7">### <text:s text:c="8"/>most common key above i.e. this is the same point</text:span></text:p>
      <text:p text:style-name="P8"/>
      <text:p text:style-name="P8"><text:s text:c="6"/>"10": { "compass_degrees": 225.0, "compass_point": "SW", "compass_right": -0.707106781187, </text:p>
      <text:p text:style-name="P8"><text:s text:c="14"/>"compass_up": -0.707106781187, "ct": 27124 } </text:p>
      <text:p text:style-name="P8"><text:s text:c="4"/>},</text:p>
      <text:p text:style-name="P8"/>
      <text:p text:style-name="Standard"><text:span text:style-name="T10"><text:s text:c="4"/>"First_UTC": "2019-08-19T08:03:59Z", "Last_UTC": "2019-08-20T08:43:34Z", "Season": "winter” <text:s text:c="14"/></text:span><text:span text:style-name="T7">### Miscellaneous provance: <text:s/>UTC range; season.</text:span></text:p>
      <text:p text:style-name="P8"><text:s text:c="2"/>}, </text:p>
      <text:p text:style-name="P8"/>
      <text:p text:style-name="Standard"><text:span text:style-name="T10"><text:s text:c="2"/>"260": { <text:s text:c="99"/></text:span><text:span text:style-name="T7">### Start of summary data for Sol 260</text:span></text:p>
      <text:p text:style-name="Standard"><text:span text:style-name="T10"><text:s text:c="110"/></text:span><text:span text:style-name="T7">### N.B. Sol 260 has no valid data for HWS, and WD has null</text:span></text:p>
      <text:p text:style-name="Standard"><text:span text:style-name="T10"><text:s text:c="110"/></text:span><text:span text:style-name="T7">### <text:s text:c="8"/>for most_common; see validity_checks below for <text:s/>why</text:span></text:p>
      <text:p text:style-name="P8"><text:s text:c="4"/>"AT": { "av": -75.95, "ct": 300789, "mn": -101.715, "mx": -28.634 },</text:p>
      <text:p text:style-name="P8"/>
      <text:p text:style-name="P8"><text:s text:c="4"/>"PRE": { "av": 762.462, "ct": 149206, "mn": 741.1254, "mx": 777.796 },</text:p>
      <text:p text:style-name="P8"/>
      <text:p text:style-name="P8"><text:s text:c="4"/>"WD": { "most_common": null }</text:p>
      <text:p text:style-name="P8"/>
      <text:p text:style-name="P8"><text:s text:c="4"/>"First_UTC": "2019-08-20T08:43:34Z", "Last_UTC": "2019-08-21T09:23:09Z", "Season": "winter"</text:p>
      <text:p text:style-name="P8"><text:s text:c="2"/>},</text:p>
      <text:p text:style-name="P8"><text:soft-page-break/></text:p>
      <text:p text:style-name="Standard"><text:span text:style-name="T10"><text:s text:c="2"/>"261": {...}, <text:s text:c="99"/></text:span><text:span text:style-name="T7">### Summary data for Sols 261 and later are excluded</text:span></text:p>
      <text:p text:style-name="Standard"><text:span text:style-name="T10"><text:s text:c="2"/>"262": {...}, <text:s text:c="99"/></text:span><text:span text:style-name="T7">### in this example</text:span></text:p>
      <text:p text:style-name="P8"><text:s text:c="2"/>"263": {...},</text:p>
      <text:p text:style-name="P8"><text:s text:c="2"/>"264": {...},</text:p>
      <text:p text:style-name="P8"><text:s text:c="2"/>"265": {...},</text:p>
      <text:p text:style-name="P8"/>
      <text:p text:style-name="Standard"><text:span text:style-name="T10">"validity_checks": { <text:s text:c="94"/></text:span><text:span text:style-name="T7">### Start of validity check data </text:span></text:p>
      <text:p text:style-name="P8"/>
      <text:p text:style-name="Standard"><text:span text:style-name="T10"><text:s text:c="4"/>"sol_hours_required": 18, <text:s text:c="85"/></text:span><text:span text:style-name="T7">### Input parameter to validity check algorithm: <text:s/>sensor </text:span><text:span text:style-name="T10"><text:s text:c="115"/></text:span></text:p>
      <text:p text:style-name="Standard"><text:span text:style-name="T10"><text:s text:c="115"/></text:span><text:span text:style-name="T7">### data need to be present in at least 18 of 24 (martian)</text:span></text:p>
      <text:p text:style-name="Standard"><text:span text:style-name="T10"><text:s text:c="115"/></text:span><text:span text:style-name="T7">### hours of a Sol for summary data to be present for that </text:span></text:p>
      <text:p text:style-name="Standard"><text:span text:style-name="T10"><text:s text:c="115"/></text:span><text:span text:style-name="T7">### sensor in that Sol above</text:span></text:p>
      <text:p text:style-name="P9"/>
      <text:p text:style-name="Standard"><text:span text:style-name="T10"><text:s text:c="4"/>"sols_checked": ["258","259","260","261","262","263","264","265"] <text:s text:c="45"/></text:span><text:span text:style-name="T7">### N.B. to get seven Sols of data, eight days are</text:span></text:p>
      <text:p text:style-name="Standard"><text:span text:style-name="T10"><text:s text:c="115"/></text:span><text:span text:style-name="T7">### <text:s text:c="8"/>checked, because the most recent Sol <text:s/>is</text:span></text:p>
      <text:p text:style-name="Standard"><text:span text:style-name="T10"><text:s text:c="115"/></text:span><text:span text:style-name="T7">### <text:s text:c="8"/>usually incomplete. <text:s/>As it turns out in this </text:span></text:p>
      <text:p text:style-name="Standard"><text:span text:style-name="T10"><text:s text:c="115"/></text:span><text:span text:style-name="T7">### <text:s text:c="8"/>example, there are data available for at least </text:span></text:p>
      <text:p text:style-name="Standard"><text:span text:style-name="T10"><text:s text:c="115"/></text:span><text:span text:style-name="T7">### <text:s text:c="8"/>one sensor for all Sols from 265 back to 259, </text:span></text:p>
      <text:p text:style-name="Standard"><text:span text:style-name="T10"><text:s text:c="115"/></text:span><text:span text:style-name="T7">### <text:s text:c="8"/>so summary data for Sol 258 are not included </text:span></text:p>
      <text:p text:style-name="Standard"><text:span text:style-name="T10"><text:s text:c="115"/></text:span><text:span text:style-name="T7">### <text:s text:c="8"/>above.</text:span></text:p>
      <text:p text:style-name="P8"/>
      <text:p text:style-name="Standard"><text:span text:style-name="T10"><text:s text:c="4"/>"258": { <text:s text:c="102"/></text:span><text:span text:style-name="T7">### Validity check result data for Sol 258 are present,</text:span></text:p>
      <text:p text:style-name="Standard"><text:span text:style-name="T10"><text:s text:c="115"/></text:span><text:span text:style-name="T7">### even though its summary data are not used</text:span></text:p>
      <text:p text:style-name="P8"/>
      <text:p text:style-name="P8"><text:s text:c="6"/>"AT": { "sol_hours_with_data": [0,1,2,3,4,5,6,7,8,9,10,11,12,13,14,15,16,17,18,19,20,21,22,23],</text:p>
      <text:p text:style-name="P8"><text:s text:c="14"/>"valid": true }, </text:p>
      <text:p text:style-name="P8"/>
      <text:p text:style-name="P8"><text:s text:c="6"/>"HWS": { "sol_hours_with_data": [0,1,2,3,4,5,6,7,8,9,10,11,12,13,14,15,16,17,18,19,20,21,22,23],</text:p>
      <text:p text:style-name="P8"><text:s text:c="15"/>"valid": true }, </text:p>
      <text:p text:style-name="P8"/>
      <text:p text:style-name="P8"><text:s text:c="6"/>"PRE": { "sol_hours_with_data": [0,1,2,3,4,5,6,7,8,9,10,11,12,13,14,15,16,17,18,19,20,21,22,23],</text:p>
      <text:p text:style-name="P8"><text:s text:c="15"/>"valid": true }, </text:p>
      <text:p text:style-name="P8"/>
      <text:p text:style-name="P8"><text:s text:c="6"/>"WD": { "sol_hours_with_data": [0,1,2,3,4,5,6,7,8,9,10,11,12,13,14,15,16,17,18,19,20,21,22,23],</text:p>
      <text:p text:style-name="P8"><text:s text:c="14"/>"valid": true }</text:p>
      <text:p text:style-name="P8"><text:s text:c="4"/>}, </text:p>
      <text:p text:style-name="P8"/>
      <text:p text:style-name="Standard"><text:span text:style-name="T10"><text:s text:c="4"/>"259": { <text:s text:c="102"/></text:span><text:span text:style-name="T7">### Start of validity check result data for Sol 259; data are</text:span></text:p>
      <text:p text:style-name="Standard"><text:span text:style-name="T10"><text:s text:c="115"/></text:span><text:span text:style-name="T7">###present for all 24 hours for all sensors, so all sensor</text:span></text:p>
      <text:p text:style-name="Standard"><text:span text:style-name="T10"><text:s text:c="115"/></text:span><text:span text:style-name="T7">### keys here (AT, HWS, PRE, WD) have valid = true</text:span></text:p>
      <text:p text:style-name="P8"><text:s text:c="6"/>"AT": { "sol_hours_with_data": [0,1,2,3,4,5,6,7,8,9,10,11,12,13,14,15,16,17,18,19,20,21,22,23],</text:p>
      <text:p text:style-name="P8"><text:s text:c="14"/>"valid": true }, </text:p>
      <text:p text:style-name="P8"/>
      <text:p text:style-name="P8"><text:s text:c="6"/>"HWS": { "sol_hours_with_data": [0,1,2,3,4,5,6,7,8,9,10,11,12,13,14,15,16,17,18,19,20,21,22,23],</text:p>
      <text:p text:style-name="P8"><text:s text:c="14"/>"valid": true }, </text:p>
      <text:p text:style-name="P8"/>
      <text:p text:style-name="P8"><text:s text:c="6"/>"PRE": { "sol_hours_with_data": [0,1,2,3,4,5,6,7,8,9,10,11,12,13,14,15,16,17,18,19,20,21,22,23],</text:p>
      <text:p text:style-name="P8"><text:s text:c="14"/>"valid": true }, </text:p>
      <text:p text:style-name="P8"/>
      <text:p text:style-name="P8"><text:s text:c="6"/>"WD": { "sol_hours_with_data": [0,1,2,3,4,5,6,7,8,9,10,11,12,13,14,15,16,17,18,19,20,21,22,23],</text:p>
      <text:p text:style-name="P8"><text:s text:c="14"/>"valid": true }</text:p>
      <text:p text:style-name="P8"/>
      <text:p text:style-name="P8"><text:s text:c="4"/>}, </text:p>
      <text:p text:style-name="P8"/>
      <text:p text:style-name="Standard"><text:span text:style-name="T10"><text:s text:c="4"/>"260": { <text:s text:c="102"/></text:span><text:span text:style-name="T7">### Start of validity check result data for Sol 259</text:span></text:p>
      <text:p text:style-name="P8"><text:soft-page-break/></text:p>
      <text:p text:style-name="Standard"><text:span text:style-name="T10"><text:s text:c="6"/>"AT": { "sol_hours_with_data": [0,1,2,3,4,5,6,7,8,9,10,11,12,15,16,17,18,19,20,21,22,23], <text:s text:c="19"/></text:span><text:span text:style-name="T7">### AT data are present in 22 of 24 hours, which is</text:span></text:p>
      <text:p text:style-name="Standard"><text:span text:style-name="T10"><text:s text:c="14"/>"valid": true }, <text:s text:c="84"/></text:span><text:span text:style-name="T7">### greater than 18 (</text:span><text:span text:style-name="T10">sol_hours_required)</text:span><text:span text:style-name="T7"> above, so</text:span></text:p>
      <text:p text:style-name="Standard"><text:span text:style-name="T10"><text:s text:c="115"/></text:span><text:span text:style-name="T7">### valid = true, and AT summary data are present for</text:span></text:p>
      <text:p text:style-name="Standard"><text:span text:style-name="T10"><text:s text:c="115"/></text:span><text:span text:style-name="T7">### Sol 260 above</text:span></text:p>
      <text:p text:style-name="P8"/>
      <text:p text:style-name="Standard"><text:span text:style-name="T10"><text:s text:c="6"/>"HWS": { "sol_hours_with_data": [ 0,1,2,3,4,5,6,7,15,16,17,18,19,20,21,22,23], <text:s text:c="30"/></text:span><text:span text:style-name="T7">### HWS data are present in 17 of 24 hours, which is</text:span></text:p>
      <text:p text:style-name="Standard"><text:span text:style-name="T10"><text:s text:c="15"/>"valid": false }, <text:s text:c="82"/></text:span><text:span text:style-name="T7">### les than 18 (</text:span><text:span text:style-name="T10">sol_hours_required)</text:span><text:span text:style-name="T7"> above, so</text:span><text:span text:style-name="T10"> </text:span></text:p>
      <text:p text:style-name="Standard"><text:span text:style-name="T10"><text:s text:c="115"/></text:span><text:span text:style-name="T7">### valid = false, and HWS summary data are not present</text:span></text:p>
      <text:p text:style-name="Standard"><text:span text:style-name="T10"><text:s text:c="115"/></text:span><text:span text:style-name="T7">### for Sol 260 above</text:span></text:p>
      <text:p text:style-name="P8"/>
      <text:p text:style-name="Standard"><text:span text:style-name="T10"><text:s text:c="6"/>"PRE": { "sol_hours_with_data": [ 0,1,2,3,4,5,6,7,8,9,10,11,12,15,16,17,18,19,20,21,22,23], <text:s text:c="17"/></text:span><text:span text:style-name="T7">### PRE data are present in 22 of 24 hours,</text:span></text:p>
      <text:p text:style-name="Standard"><text:span text:style-name="T10"><text:s text:c="15"/>"valid": true }, <text:s text:c="83"/></text:span><text:span text:style-name="T7">### so valid = true</text:span></text:p>
      <text:p text:style-name="P8"/>
      <text:p text:style-name="Standard"><text:span text:style-name="T10"><text:s text:c="6"/>"WD": { "sol_hours_with_data": [ 0,1,2,3,4,5,6,7,15,16,17,18,19,20,21,22,23], <text:s text:c="31"/></text:span><text:span text:style-name="T7">### WE data are present in 17 of 24 hours,</text:span></text:p>
      <text:p text:style-name="Standard"><text:span text:style-name="T10"><text:s text:c="14"/>"valid": false } <text:s text:c="84"/></text:span><text:span text:style-name="T7">### so valid = false</text:span></text:p>
      <text:p text:style-name="P8"/>
      <text:p text:style-name="P8"><text:s text:c="4"/>}, </text:p>
      <text:p text:style-name="P8"/>
      <text:p text:style-name="Standard"><text:span text:style-name="T10"><text:s text:c="4"/>"261": {...}, <text:s text:c="97"/></text:span><text:span text:style-name="T7">### Validity check result data for Sols 261 and later are</text:span></text:p>
      <text:p text:style-name="Standard"><text:span text:style-name="T10"><text:s text:c="4"/>"262": {...}, <text:s text:c="97"/></text:span><text:span text:style-name="T7">### excluded for this example </text:span></text:p>
      <text:p text:style-name="P8"><text:s text:c="4"/>"263": {...},</text:p>
      <text:p text:style-name="P8"><text:s text:c="4"/>"264": {...},</text:p>
      <text:p text:style-name="P8"><text:s text:c="4"/>"265": {...}</text:p>
      <text:p text:style-name="P8"/>
      <text:p text:style-name="Standard"><text:span text:style-name="T10"><text:s text:c="2"/>} <text:s text:c="111"/></text:span><text:span text:style-name="T7">### End of validity_check result data</text:span></text:p>
      <text:p text:style-name="P8"/>
      <text:p text:style-name="Standard"><text:span text:style-name="T10">} <text:s text:c="113"/></text:span><text:span text:style-name="T7">### End of JSON stream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Calibri" svg:font-family="Calibri" style:font-family-generic="swiss"/>
    <style:font-face style:name="Courier New" svg:font-family="'Courier New'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tru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0417in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222in" loext:contextual-spacing="false" fo:keep-together="always" fo:keep-with-next="always"/>
      <style:text-properties fo:color="#666666" fo:font-size="15pt" style:font-size-asian="15pt" style:font-size-complex="15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portrait" fo:margin-top="0.1in" fo:margin-bottom="0.1in" fo:margin-left="0.1in" fo:margin-right="0.1in" style:writing-mode="lr-tb" style:layout-grid-color="#c0c0c0" style:layout-grid-lines="2108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5</meta:editing-cycles>
    <meta:creation-date>2019-08-28T23:02:00</meta:creation-date>
    <dc:date>2021-04-05T14:20:08.192051600</dc:date>
    <meta:editing-duration>PT7M58S</meta:editing-duration>
    <meta:generator>LibreOffice/6.4.6.2$Linux_X86_64 LibreOffice_project/40$Build-2</meta:generator>
    <meta:document-statistic meta:table-count="8" meta:image-count="0" meta:object-count="0" meta:page-count="7" meta:paragraph-count="218" meta:word-count="1959" meta:character-count="18297" meta:non-whitespace-character-count="1093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